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URISTICS</text:p>
      <text:list xml:id="list846598139079487342" text:style-name="L2">
        <text:list-item>
          <text:p text:style-name="P3">LEVEL 0</text:p>
        </text:list-item>
        <text:list-item>
          <text:p text:style-name="P3">Move</text:p>
        </text:list-item>
        <text:list-item>
          <text:p text:style-name="P3">Mop dark blocks at night</text:p>
        </text:list-item>
        <text:list-item>
          <text:p text:style-name="P3">Eat (Stamina) / USE ITEM</text:p>
        </text:list-item>
        <text:list-item>
          <text:p text:style-name="P3">Time System (Stamina)</text:p>
        </text:list-item>
        <text:list-item>
          <text:p text:style-name="P3">Plant Bush / GRAB (ROSA)</text:p>
        </text:list-item>
        <text:list-item>
          <text:p text:style-name="P3">Lose if there's not planted tomato bush</text:p>
        </text:list-item>
        <text:list-item>
          <text:p text:style-name="P3">ENEMIES CAN POISON PLANTS AND TERRITORY</text:p>
        </text:list-item>
        <text:list-item>
          <text:p text:style-name="P3"><text:span text:style-name="T1">RANDOM BLOCK ENEMY SEED</text:span></text:p>
        </text:list-item>
      </text:list>
      <text:p text:style-name="P2"><text:span text:style-name="T1"/></text:p>
      <text:p text:style-name="P2"><text:span text:style-name="T1"/></text:p>
      <text:p text:style-name="P1"><text:span text:style-name="T1">LOSS ADVERSION</text:span></text:p>
      <text:list xml:id="list5269123855174227601" text:style-name="L3">
        <text:list-item>
          <text:p text:style-name="P4"><text:span text:style-name="T1">Level 0</text:span></text:p>
        </text:list-item>
        <text:list-item>
          <text:p text:style-name="P4"><text:span text:style-name="T1">Move = Loses Stamina</text:span></text:p>
        </text:list-item>
        <text:list-item>
          <text:p text:style-name="P4"><text:span text:style-name="T1">Mop Dark Blocks = Loses Even more stamina</text:span></text:p>
        </text:list-item>
        <text:list-item>
          <text:p text:style-name="P4"><text:span text:style-name="T1">Eat = Loses a fruit / Produces a Seed</text:span></text:p>
        </text:list-item>
        <text:list-item>
          <text:p text:style-name="P4"><text:span text:style-name="T1">Plant Bush = Loses a seed / You can gamble/craft the seed to gain a stronger broom</text:span></text:p>
        </text:list-item>
        <text:list-item>
          <text:p text:style-name="P4"><text:span text:style-name="T1">Lose Territory = You can't walk on i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05T10:43:43.48</meta:creation-date>
    <dc:date>2020-10-05T11:54:59.93</dc:date>
    <meta:editing-duration>PT1H11M18S</meta:editing-duration>
    <meta:editing-cycles>8</meta:editing-cycles>
    <meta:generator>OpenOffice/4.1.7$Win32 OpenOffice.org_project/417m1$Build-9800</meta:generator>
    <meta:document-statistic meta:table-count="0" meta:image-count="0" meta:object-count="0" meta:page-count="1" meta:paragraph-count="17" meta:word-count="104" meta:character-count="468"/>
  </office:meta>
</office:document-meta>
</file>